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7.433cm"/>
    </style:style>
    <style:style style:name="co12" style:family="table-column">
      <style:table-column-properties fo:break-before="auto" style:column-width="7.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1 GB" table:style-name="ta1">
        <table:shapes>
          <draw:frame draw:z-index="0" draw:style-name="gr1" draw:text-style-name="P1" svg:width="25cm" svg:height="12cm" svg:x="0.076cm" svg:y="16.653cm">
            <draw:object draw:notify-on-update-of-ranges="'XML Benchmark Result 1 GB'.C6:'XML Benchmark Result 1 GB'.C6 'XML Benchmark Result 1 GB'.C9:'XML Benchmark Result 1 GB'.C9 'XML Benchmark Result 1 GB'.C34:'XML Benchmark Result 1 GB'.C34 'XML Benchmark Result 1 GB'.D6:'XML Benchmark Result 1 GB'.D6 'XML Benchmark Result 1 GB'.D9:'XML Benchmark Result 1 GB'.D9 'XML Benchmark Result 1 GB'.D34:'XML Benchmark Result 1 GB'.D34 'XML Benchmark Result 1 GB'.E6:'XML Benchmark Result 1 GB'.E6 'XML Benchmark Result 1 GB'.E9:'XML Benchmark Result 1 GB'.E9 'XML Benchmark Result 1 GB'.E34:'XML Benchmark Result 1 GB'.E34 'XML Benchmark Result 1 GB'.F6:'XML Benchmark Result 1 GB'.F6 'XML Benchmark Result 1 GB'.F9:'XML Benchmark Result 1 GB'.F9 'XML Benchmark Result 1 GB'.F34:'XML Benchmark Result 1 GB'.F34 'XML Benchmark Result 1 GB'.G6:'XML Benchmark Result 1 GB'.G6 'XML Benchmark Result 1 GB'.G9:'XML Benchmark Result 1 GB'.G9 'XML Benchmark Result 1 GB'.G34:'XML Benchmark Result 1 GB'.G34 'XML Benchmark Result 1 GB'.H6:'XML Benchmark Result 1 GB'.H6 'XML Benchmark Result 1 GB'.H9:'XML Benchmark Result 1 GB'.H9 'XML Benchmark Result 1 GB'.H34:'XML Benchmark Result 1 GB'.H34 'XML Benchmark Result 1 GB'.I6:'XML Benchmark Result 1 GB'.I6 'XML Benchmark Result 1 GB'.I9:'XML Benchmark Result 1 GB'.I9 'XML Benchmark Result 1 GB'.I34:'XML Benchmark Result 1 GB'.I34 'XML Benchmark Result 1 GB'.J6:'XML Benchmark Result 1 GB'.J6 'XML Benchmark Result 1 GB'.J9:'XML Benchmark Result 1 GB'.J9 'XML Benchmark Result 1 GB'.J34:'XML Benchmark Result 1 GB'.J34 'XML Benchmark Result 1 GB'.K6:'XML Benchmark Result 1 GB'.K6 'XML Benchmark Result 1 GB'.K9:'XML Benchmark Result 1 GB'.K9 'XML Benchmark Result 1 GB'.K34:'XML Benchmark Result 1 GB'.K34 'XML Benchmark Result 1 GB'.L6:'XML Benchmark Result 1 GB'.L6 'XML Benchmark Result 1 GB'.L9:'XML Benchmark Result 1 GB'.L9 'XML Benchmark Result 1 GB'.L34:'XML Benchmark Result 1 GB'.L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0.038cm" svg:y="29.425cm">
            <draw:object draw:notify-on-update-of-ranges="'XML Benchmark Result 1 GB'.B10:'XML Benchmark Result 1 GB'.B20 'XML Benchmark Result 1 GB'.C6:'XML Benchmark Result 1 GB'.C6 'XML Benchmark Result 1 GB'.C10:'XML Benchmark Result 1 GB'.C20 'XML Benchmark Result 1 GB'.B10:'XML Benchmark Result 1 GB'.B20 'XML Benchmark Result 1 GB'.D6:'XML Benchmark Result 1 GB'.D6 'XML Benchmark Result 1 GB'.D10:'XML Benchmark Result 1 GB'.D20 'XML Benchmark Result 1 GB'.B10:'XML Benchmark Result 1 GB'.B20 'XML Benchmark Result 1 GB'.E6:'XML Benchmark Result 1 GB'.E6 'XML Benchmark Result 1 GB'.E10:'XML Benchmark Result 1 GB'.E20 'XML Benchmark Result 1 GB'.B10:'XML Benchmark Result 1 GB'.B20 'XML Benchmark Result 1 GB'.I6:'XML Benchmark Result 1 GB'.I6 'XML Benchmark Result 1 GB'.I10:'XML Benchmark Result 1 GB'.I20 'XML Benchmark Result 1 GB'.B10:'XML Benchmark Result 1 GB'.B20 'XML Benchmark Result 1 GB'.J6:'XML Benchmark Result 1 GB'.J6 'XML Benchmark Result 1 GB'.J10:'XML Benchmark Result 1 G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0.121cm" svg:y="39.285cm">
            <draw:object draw:notify-on-update-of-ranges="'XML Benchmark Result 1 GB'.B21:'XML Benchmark Result 1 GB'.B31 'XML Benchmark Result 1 GB'.C6:'XML Benchmark Result 1 GB'.C6 'XML Benchmark Result 1 GB'.C21:'XML Benchmark Result 1 GB'.C31 'XML Benchmark Result 1 GB'.B21:'XML Benchmark Result 1 GB'.B31 'XML Benchmark Result 1 GB'.D6:'XML Benchmark Result 1 GB'.D6 'XML Benchmark Result 1 GB'.D21:'XML Benchmark Result 1 GB'.D31 'XML Benchmark Result 1 GB'.B21:'XML Benchmark Result 1 GB'.B31 'XML Benchmark Result 1 GB'.E6:'XML Benchmark Result 1 GB'.E6 'XML Benchmark Result 1 GB'.E21:'XML Benchmark Result 1 GB'.E31 'XML Benchmark Result 1 GB'.B21:'XML Benchmark Result 1 GB'.B31 'XML Benchmark Result 1 GB'.I6:'XML Benchmark Result 1 GB'.I6 'XML Benchmark Result 1 GB'.I21:'XML Benchmark Result 1 GB'.I31 'XML Benchmark Result 1 GB'.B21:'XML Benchmark Result 1 GB'.B31 'XML Benchmark Result 1 GB'.J6:'XML Benchmark Result 1 GB'.J6 'XML Benchmark Result 1 GB'.J21:'XML Benchmark Result 1 G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1 GB.x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031.8454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  <table:table-cell office:value-type="string" calcext:value-type="string">
            <text:p>maXMLian with instance reuse (Iterable style)</text:p>
          </table:table-cell>
          <table:table-cell office:value-type="string" calcext:value-type="string">
            <text:p>maXMLian without instance reuse (Iterable style)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7.3487" calcext:value-type="float">
            <text:p>7,3487</text:p>
          </table:table-cell>
          <table:table-cell office:value-type="float" office:value="5.911" calcext:value-type="float">
            <text:p>5,911</text:p>
          </table:table-cell>
          <table:table-cell office:value-type="float" office:value="5.2763" calcext:value-type="float">
            <text:p>5,2763</text:p>
          </table:table-cell>
          <table:table-cell office:value-type="float" office:value="10.2003" calcext:value-type="float">
            <text:p>10,2003</text:p>
          </table:table-cell>
          <table:table-cell office:value-type="float" office:value="7.6393" calcext:value-type="float">
            <text:p>7,6393</text:p>
          </table:table-cell>
          <table:table-cell office:value-type="float" office:value="7.315" calcext:value-type="float">
            <text:p>7,315</text:p>
          </table:table-cell>
          <table:table-cell office:value-type="float" office:value="8.4853" calcext:value-type="float">
            <text:p>8,4853</text:p>
          </table:table-cell>
          <table:table-cell office:value-type="float" office:value="8.9357" calcext:value-type="float">
            <text:p>8,9357</text:p>
          </table:table-cell>
          <table:table-cell office:value-type="float" office:value="9.0023" calcext:value-type="float">
            <text:p>9,0023</text:p>
          </table:table-cell>
          <table:table-cell office:value-type="float" office:value="9.1447" calcext:value-type="float">
            <text:p>9,144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7.3487" calcext:value-type="float">
            <text:p>7,3487</text:p>
          </table:table-cell>
          <table:table-cell office:value-type="float" office:value="5.911" calcext:value-type="float">
            <text:p>5,911</text:p>
          </table:table-cell>
          <table:table-cell office:value-type="float" office:value="5.2763" calcext:value-type="float">
            <text:p>5,2763</text:p>
          </table:table-cell>
          <table:table-cell office:value-type="float" office:value="10.2003" calcext:value-type="float">
            <text:p>10,2003</text:p>
          </table:table-cell>
          <table:table-cell office:value-type="float" office:value="7.6393" calcext:value-type="float">
            <text:p>7,6393</text:p>
          </table:table-cell>
          <table:table-cell office:value-type="float" office:value="7.315" calcext:value-type="float">
            <text:p>7,315</text:p>
          </table:table-cell>
          <table:table-cell office:value-type="float" office:value="8.4853" calcext:value-type="float">
            <text:p>8,4853</text:p>
          </table:table-cell>
          <table:table-cell office:value-type="float" office:value="8.9357" calcext:value-type="float">
            <text:p>8,9357</text:p>
          </table:table-cell>
          <table:table-cell office:value-type="float" office:value="9.0023" calcext:value-type="float">
            <text:p>9,0023</text:p>
          </table:table-cell>
          <table:table-cell office:value-type="float" office:value="9.1447" calcext:value-type="float">
            <text:p>9,1447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4987" calcext:value-type="float">
            <text:p>0,4987</text:p>
          </table:table-cell>
          <table:table-cell office:value-type="float" office:value="0.4647" calcext:value-type="float">
            <text:p>0,4647</text:p>
          </table:table-cell>
          <table:table-cell office:value-type="float" office:value="0.5333" calcext:value-type="float">
            <text:p>0,5333</text:p>
          </table:table-cell>
          <table:table-cell office:value-type="float" office:value="1.2435" calcext:value-type="float">
            <text:p>1,2435</text:p>
          </table:table-cell>
          <table:table-cell office:value-type="float" office:value="1.0657" calcext:value-type="float">
            <text:p>1,0657</text:p>
          </table:table-cell>
          <table:table-cell office:value-type="float" office:value="0.9759" calcext:value-type="float">
            <text:p>0,9759</text:p>
          </table:table-cell>
          <table:table-cell office:value-type="float" office:value="0.47" calcext:value-type="float">
            <text:p>0,47</text:p>
          </table:table-cell>
          <table:table-cell office:value-type="float" office:value="0.9242" calcext:value-type="float">
            <text:p>0,9242</text:p>
          </table:table-cell>
          <table:table-cell office:value-type="float" office:value="0.47" calcext:value-type="float">
            <text:p>0,47</text:p>
          </table:table-cell>
          <table:table-cell office:value-type="float" office:value="1.2435" calcext:value-type="float">
            <text:p>1,2435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17.7552" calcext:value-type="float">
            <text:p>17,7552</text:p>
          </table:table-cell>
          <table:table-cell office:value-type="float" office:value="7.1178" calcext:value-type="float">
            <text:p>7,1178</text:p>
          </table:table-cell>
          <table:table-cell office:value-type="float" office:value="12.906" calcext:value-type="float">
            <text:p>12,906</text:p>
          </table:table-cell>
          <table:table-cell office:value-type="float" office:value="26.7851" calcext:value-type="float">
            <text:p>26,7851</text:p>
          </table:table-cell>
          <table:table-cell office:value-type="float" office:value="35.2103" calcext:value-type="float">
            <text:p>35,2103</text:p>
          </table:table-cell>
          <table:table-cell office:value-type="float" office:value="19.8919" calcext:value-type="float">
            <text:p>19,8919</text:p>
          </table:table-cell>
          <table:table-cell office:value-type="float" office:value="9.0834" calcext:value-type="float">
            <text:p>9,0834</text:p>
          </table:table-cell>
          <table:table-cell office:value-type="float" office:value="16.8421" calcext:value-type="float">
            <text:p>16,8421</text:p>
          </table:table-cell>
          <table:table-cell office:value-type="float" office:value="18.447" calcext:value-type="float">
            <text:p>18,447</text:p>
          </table:table-cell>
          <table:table-cell office:value-type="float" office:value="22.9397" calcext:value-type="float">
            <text:p>22,9397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11.1849" calcext:value-type="float">
            <text:p>11,1849</text:p>
          </table:table-cell>
          <table:table-cell office:value-type="float" office:value="13.7005" calcext:value-type="float">
            <text:p>13,7005</text:p>
          </table:table-cell>
          <table:table-cell office:value-type="float" office:value="23.155" calcext:value-type="float">
            <text:p>23,155</text:p>
          </table:table-cell>
          <table:table-cell office:value-type="float" office:value="43.621" calcext:value-type="float">
            <text:p>43,621</text:p>
          </table:table-cell>
          <table:table-cell office:value-type="float" office:value="17.4248" calcext:value-type="float">
            <text:p>17,4248</text:p>
          </table:table-cell>
          <table:table-cell office:value-type="float" office:value="27.3319" calcext:value-type="float">
            <text:p>27,3319</text:p>
          </table:table-cell>
          <table:table-cell office:value-type="float" office:value="17.5022" calcext:value-type="float">
            <text:p>17,5022</text:p>
          </table:table-cell>
          <table:table-cell office:value-type="float" office:value="30.1203" calcext:value-type="float">
            <text:p>30,1203</text:p>
          </table:table-cell>
          <table:table-cell office:value-type="float" office:value="12.8383" calcext:value-type="float">
            <text:p>12,8383</text:p>
          </table:table-cell>
          <table:table-cell office:value-type="float" office:value="21.4183" calcext:value-type="float">
            <text:p>21,4183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3.5196" calcext:value-type="float">
            <text:p>3,5196</text:p>
          </table:table-cell>
          <table:table-cell office:value-type="float" office:value="18.881" calcext:value-type="float">
            <text:p>18,881</text:p>
          </table:table-cell>
          <table:table-cell office:value-type="float" office:value="18.5155" calcext:value-type="float">
            <text:p>18,5155</text:p>
          </table:table-cell>
          <table:table-cell office:value-type="float" office:value="33.9915" calcext:value-type="float">
            <text:p>33,9915</text:p>
          </table:table-cell>
          <table:table-cell office:value-type="float" office:value="31.9487" calcext:value-type="float">
            <text:p>31,9487</text:p>
          </table:table-cell>
          <table:table-cell office:value-type="float" office:value="25.909" calcext:value-type="float">
            <text:p>25,909</text:p>
          </table:table-cell>
          <table:table-cell office:value-type="float" office:value="1.0727" calcext:value-type="float">
            <text:p>1,0727</text:p>
          </table:table-cell>
          <table:table-cell office:value-type="float" office:value="30.0917" calcext:value-type="float">
            <text:p>30,0917</text:p>
          </table:table-cell>
          <table:table-cell office:value-type="float" office:value="5.7986" calcext:value-type="float">
            <text:p>5,7986</text:p>
          </table:table-cell>
          <table:table-cell office:value-type="float" office:value="31.2318" calcext:value-type="float">
            <text:p>31,2318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2.3091" calcext:value-type="float">
            <text:p>22,3091</text:p>
          </table:table-cell>
          <table:table-cell office:value-type="float" office:value="4.7808" calcext:value-type="float">
            <text:p>4,7808</text:p>
          </table:table-cell>
          <table:table-cell office:value-type="float" office:value="15.7068" calcext:value-type="float">
            <text:p>15,7068</text:p>
          </table:table-cell>
          <table:table-cell office:value-type="float" office:value="25.9685" calcext:value-type="float">
            <text:p>25,9685</text:p>
          </table:table-cell>
          <table:table-cell office:value-type="float" office:value="39.9217" calcext:value-type="float">
            <text:p>39,9217</text:p>
          </table:table-cell>
          <table:table-cell office:value-type="float" office:value="19.0869" calcext:value-type="float">
            <text:p>19,0869</text:p>
          </table:table-cell>
          <table:table-cell office:value-type="float" office:value="11.4129" calcext:value-type="float">
            <text:p>11,4129</text:p>
          </table:table-cell>
          <table:table-cell office:value-type="float" office:value="22.0243" calcext:value-type="float">
            <text:p>22,0243</text:p>
          </table:table-cell>
          <table:table-cell office:value-type="float" office:value="2.4983" calcext:value-type="float">
            <text:p>2,4983</text:p>
          </table:table-cell>
          <table:table-cell office:value-type="float" office:value="28.8702" calcext:value-type="float">
            <text:p>28,8702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18.2671" calcext:value-type="float">
            <text:p>18,2671</text:p>
          </table:table-cell>
          <table:table-cell office:value-type="float" office:value="14.1808" calcext:value-type="float">
            <text:p>14,1808</text:p>
          </table:table-cell>
          <table:table-cell office:value-type="float" office:value="13.5788" calcext:value-type="float">
            <text:p>13,5788</text:p>
          </table:table-cell>
          <table:table-cell office:value-type="float" office:value="31.0012" calcext:value-type="float">
            <text:p>31,0012</text:p>
          </table:table-cell>
          <table:table-cell office:value-type="float" office:value="24.3342" calcext:value-type="float">
            <text:p>24,3342</text:p>
          </table:table-cell>
          <table:table-cell office:value-type="float" office:value="42.7777" calcext:value-type="float">
            <text:p>42,7777</text:p>
          </table:table-cell>
          <table:table-cell office:value-type="float" office:value="21.3011" calcext:value-type="float">
            <text:p>21,3011</text:p>
          </table:table-cell>
          <table:table-cell office:value-type="float" office:value="30.1681" calcext:value-type="float">
            <text:p>30,1681</text:p>
          </table:table-cell>
          <table:table-cell office:value-type="float" office:value="23.6951" calcext:value-type="float">
            <text:p>23,6951</text:p>
          </table:table-cell>
          <table:table-cell office:value-type="float" office:value="25.407" calcext:value-type="float">
            <text:p>25,407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13.3975" calcext:value-type="float">
            <text:p>13,3975</text:p>
          </table:table-cell>
          <table:table-cell office:value-type="float" office:value="23.5964" calcext:value-type="float">
            <text:p>23,5964</text:p>
          </table:table-cell>
          <table:table-cell office:value-type="float" office:value="18.598" calcext:value-type="float">
            <text:p>18,598</text:p>
          </table:table-cell>
          <table:table-cell office:value-type="float" office:value="38.0601" calcext:value-type="float">
            <text:p>38,0601</text:p>
          </table:table-cell>
          <table:table-cell office:value-type="float" office:value="9.121" calcext:value-type="float">
            <text:p>9,121</text:p>
          </table:table-cell>
          <table:table-cell office:value-type="float" office:value="14.263" calcext:value-type="float">
            <text:p>14,263</text:p>
          </table:table-cell>
          <table:table-cell office:value-type="float" office:value="7.7153" calcext:value-type="float">
            <text:p>7,7153</text:p>
          </table:table-cell>
          <table:table-cell office:value-type="float" office:value="26.8813" calcext:value-type="float">
            <text:p>26,8813</text:p>
          </table:table-cell>
          <table:table-cell office:value-type="float" office:value="20.4518" calcext:value-type="float">
            <text:p>20,4518</text:p>
          </table:table-cell>
          <table:table-cell office:value-type="float" office:value="30.7435" calcext:value-type="float">
            <text:p>30,7435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8.05" calcext:value-type="float">
            <text:p>8,05</text:p>
          </table:table-cell>
          <table:table-cell office:value-type="float" office:value="8.2328" calcext:value-type="float">
            <text:p>8,2328</text:p>
          </table:table-cell>
          <table:table-cell office:value-type="float" office:value="13.0466" calcext:value-type="float">
            <text:p>13,0466</text:p>
          </table:table-cell>
          <table:table-cell office:value-type="float" office:value="37.8194" calcext:value-type="float">
            <text:p>37,8194</text:p>
          </table:table-cell>
          <table:table-cell office:value-type="float" office:value="35.013" calcext:value-type="float">
            <text:p>35,013</text:p>
          </table:table-cell>
          <table:table-cell office:value-type="float" office:value="15.2196" calcext:value-type="float">
            <text:p>15,2196</text:p>
          </table:table-cell>
          <table:table-cell office:value-type="float" office:value="16.6485" calcext:value-type="float">
            <text:p>16,6485</text:p>
          </table:table-cell>
          <table:table-cell office:value-type="float" office:value="15.3223" calcext:value-type="float">
            <text:p>15,3223</text:p>
          </table:table-cell>
          <table:table-cell office:value-type="float" office:value="16.6894" calcext:value-type="float">
            <text:p>16,6894</text:p>
          </table:table-cell>
          <table:table-cell office:value-type="float" office:value="16.2906" calcext:value-type="float">
            <text:p>16,2906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2.2845" calcext:value-type="float">
            <text:p>2,2845</text:p>
          </table:table-cell>
          <table:table-cell office:value-type="float" office:value="16.0663" calcext:value-type="float">
            <text:p>16,0663</text:p>
          </table:table-cell>
          <table:table-cell office:value-type="float" office:value="12.56" calcext:value-type="float">
            <text:p>12,56</text:p>
          </table:table-cell>
          <table:table-cell office:value-type="float" office:value="59.3335" calcext:value-type="float">
            <text:p>59,3335</text:p>
          </table:table-cell>
          <table:table-cell office:value-type="float" office:value="16.2264" calcext:value-type="float">
            <text:p>16,2264</text:p>
          </table:table-cell>
          <table:table-cell office:value-type="float" office:value="17.6599" calcext:value-type="float">
            <text:p>17,6599</text:p>
          </table:table-cell>
          <table:table-cell office:value-type="float" office:value="2.5686" calcext:value-type="float">
            <text:p>2,5686</text:p>
          </table:table-cell>
          <table:table-cell office:value-type="float" office:value="14.0064" calcext:value-type="float">
            <text:p>14,0064</text:p>
          </table:table-cell>
          <table:table-cell office:value-type="float" office:value="11.9895" calcext:value-type="float">
            <text:p>11,9895</text:p>
          </table:table-cell>
          <table:table-cell office:value-type="float" office:value="36.3843" calcext:value-type="float">
            <text:p>36,3843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5.4445" calcext:value-type="float">
            <text:p>15,4445</text:p>
          </table:table-cell>
          <table:table-cell office:value-type="float" office:value="5.7468" calcext:value-type="float">
            <text:p>5,7468</text:p>
          </table:table-cell>
          <table:table-cell office:value-type="float" office:value="10.4511" calcext:value-type="float">
            <text:p>10,4511</text:p>
          </table:table-cell>
          <table:table-cell office:value-type="float" office:value="51.2226" calcext:value-type="float">
            <text:p>51,2226</text:p>
          </table:table-cell>
          <table:table-cell office:value-type="float" office:value="28.5641" calcext:value-type="float">
            <text:p>28,5641</text:p>
          </table:table-cell>
          <table:table-cell office:value-type="float" office:value="16.4911" calcext:value-type="float">
            <text:p>16,4911</text:p>
          </table:table-cell>
          <table:table-cell office:value-type="float" office:value="16.1884" calcext:value-type="float">
            <text:p>16,1884</text:p>
          </table:table-cell>
          <table:table-cell office:value-type="float" office:value="31.0331" calcext:value-type="float">
            <text:p>31,0331</text:p>
          </table:table-cell>
          <table:table-cell office:value-type="float" office:value="12.4594" calcext:value-type="float">
            <text:p>12,4594</text:p>
          </table:table-cell>
          <table:table-cell office:value-type="float" office:value="42.9904" calcext:value-type="float">
            <text:p>42,9904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17.9511" calcext:value-type="float">
            <text:p>17,9511</text:p>
          </table:table-cell>
          <table:table-cell office:value-type="float" office:value="13.7267" calcext:value-type="float">
            <text:p>13,7267</text:p>
          </table:table-cell>
          <table:table-cell office:value-type="float" office:value="14.1163" calcext:value-type="float">
            <text:p>14,1163</text:p>
          </table:table-cell>
          <table:table-cell office:value-type="float" office:value="11.4153" calcext:value-type="float">
            <text:p>11,4153</text:p>
          </table:table-cell>
          <table:table-cell office:value-type="float" office:value="8.7459" calcext:value-type="float">
            <text:p>8,7459</text:p>
          </table:table-cell>
          <table:table-cell office:value-type="float" office:value="21.3412" calcext:value-type="float">
            <text:p>21,3412</text:p>
          </table:table-cell>
          <table:table-cell office:value-type="float" office:value="1.634" calcext:value-type="float">
            <text:p>1,634</text:p>
          </table:table-cell>
          <table:table-cell office:value-type="float" office:value="19.9115" calcext:value-type="float">
            <text:p>19,9115</text:p>
          </table:table-cell>
          <table:table-cell office:value-type="float" office:value="8.2296" calcext:value-type="float">
            <text:p>8,2296</text:p>
          </table:table-cell>
          <table:table-cell office:value-type="float" office:value="19.0811" calcext:value-type="float">
            <text:p>19,0811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33" calcext:value-type="float">
            <text:p>0,0233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34" calcext:value-type="float">
            <text:p>0,0234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23" calcext:value-type="float">
            <text:p>0,0223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237" calcext:value-type="float">
            <text:p>0,0237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225" calcext:value-type="float">
            <text:p>0,0225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229" calcext:value-type="float">
            <text:p>0,0229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236" calcext:value-type="float">
            <text:p>0,0236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04" calcext:value-type="float">
            <text:p>0,0304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  <table:table-cell table:formula="of:=HEX2DEC([.K$35])" office:value-type="float" office:value="14483711" calcext:value-type="float">
            <text:p>14483711</text:p>
          </table:table-cell>
          <table:table-cell table:formula="of:=HEX2DEC([.L$35])" office:value-type="float" office:value="16711799" calcext:value-type="float">
            <text:p>16711799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  <table:table-cell office:value-type="string" calcext:value-type="string">
            <text:p>dd00ff</text:p>
          </table:table-cell>
          <table:table-cell office:value-type="string" calcext:value-type="string">
            <text:p>ff0077</text:p>
          </table:table-cell>
        </table:table-row>
        <table:table-row table:style-name="ro1" table:number-rows-repeated="55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visibility="collapse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.00.0000</text:date>, <text:time style:data-style-name="N2" text:time-value="20:17:40.3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8T20:21:08.633000000</dc:date>
    <meta:editing-duration>PT1H50M6S</meta:editing-duration>
    <meta:editing-cycles>20</meta:editing-cycles>
    <meta:generator>LibreOffice/7.0.4.2$Windows_X86_64 LibreOffice_project/dcf040e67528d9187c66b2379df5ea4407429775</meta:generator>
    <meta:document-statistic meta:table-count="1" meta:cell-count="31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a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99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dd00f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77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729fcf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001cm" svg:height="12.001cm" xlink:href=".." xlink:type="simple" chart:class="chart:bar" chart:style-name="ch1">
        <chart:title svg:x="8.435cm" svg:y="0.376cm" chart:style-name="ch2">
          <text:p>Parsing and Traversal Time (1 GB XML)</text:p>
        </chart:title>
        <chart:legend chart:legend-position="end" svg:x="16.758cm" svg:y="3.46cm" style:legend-expansion="high" chart:style-name="ch3"/>
        <chart:plot-area chart:style-name="ch4" table:cell-range-address="'XML Benchmark Result 1 GB'.C6:'XML Benchmark Result 1 GB'.L6 'XML Benchmark Result 1 GB'.C9:'XML Benchmark Result 1 GB'.L9 'XML Benchmark Result 1 GB'.C34:'XML Benchmark Result 1 GB'.L34" chart:data-source-has-labels="row" svg:x="1.511cm" svg:y="1.395cm" svg:width="14.747cm" svg:height="10.366cm">
          <chart:coordinate-region svg:x="2.132cm" svg:y="1.594cm" svg:width="14.126cm" svg:height="9.968cm"/>
          <chart:axis chart:dimension="x" chart:name="primary-x" chart:style-name="ch5"/>
          <chart:axis chart:dimension="y" chart:name="primary-y" chart:style-name="ch6">
            <chart:title svg:x="0.451cm" svg:y="7.83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1 GB'.C9:'XML Benchmark Result 1 GB'.C9" chart:label-cell-address="'XML Benchmark Result 1 GB'.C6:'XML Benchmark Result 1 GB'.C6" chart:class="chart:bar">
            <chart:data-point/>
            <loext:propertry-mapping loext:property="FillColor" loext:cell-range-address="'XML Benchmark Result 1 GB'.C34:'XML Benchmark Result 1 GB'.C34"/>
          </chart:series>
          <chart:series chart:style-name="ch10" chart:values-cell-range-address="'XML Benchmark Result 1 GB'.D9:'XML Benchmark Result 1 GB'.D9" chart:label-cell-address="'XML Benchmark Result 1 GB'.D6:'XML Benchmark Result 1 GB'.D6" chart:class="chart:bar">
            <chart:data-point chart:style-name="ch11"/>
            <loext:propertry-mapping loext:property="FillColor" loext:cell-range-address="'XML Benchmark Result 1 GB'.D34:'XML Benchmark Result 1 GB'.D34"/>
          </chart:series>
          <chart:series chart:style-name="ch12" chart:values-cell-range-address="'XML Benchmark Result 1 GB'.E9:'XML Benchmark Result 1 GB'.E9" chart:label-cell-address="'XML Benchmark Result 1 GB'.E6:'XML Benchmark Result 1 GB'.E6" chart:class="chart:bar">
            <chart:data-point/>
            <loext:propertry-mapping loext:property="FillColor" loext:cell-range-address="'XML Benchmark Result 1 GB'.E34:'XML Benchmark Result 1 GB'.E34"/>
          </chart:series>
          <chart:series chart:style-name="ch13" chart:values-cell-range-address="'XML Benchmark Result 1 GB'.F9:'XML Benchmark Result 1 GB'.F9" chart:label-cell-address="'XML Benchmark Result 1 GB'.F6:'XML Benchmark Result 1 GB'.F6" chart:class="chart:bar">
            <chart:data-point/>
            <loext:propertry-mapping loext:property="FillColor" loext:cell-range-address="'XML Benchmark Result 1 GB'.F34:'XML Benchmark Result 1 GB'.F34"/>
          </chart:series>
          <chart:series chart:style-name="ch14" chart:values-cell-range-address="'XML Benchmark Result 1 GB'.G9:'XML Benchmark Result 1 GB'.G9" chart:label-cell-address="'XML Benchmark Result 1 GB'.G6:'XML Benchmark Result 1 GB'.G6" chart:class="chart:bar">
            <chart:data-point/>
            <loext:propertry-mapping loext:property="FillColor" loext:cell-range-address="'XML Benchmark Result 1 GB'.G34:'XML Benchmark Result 1 GB'.G34"/>
          </chart:series>
          <chart:series chart:style-name="ch15" chart:values-cell-range-address="'XML Benchmark Result 1 GB'.H9:'XML Benchmark Result 1 GB'.H9" chart:label-cell-address="'XML Benchmark Result 1 GB'.H6:'XML Benchmark Result 1 GB'.H6" chart:class="chart:bar">
            <chart:data-point/>
            <loext:propertry-mapping loext:property="FillColor" loext:cell-range-address="'XML Benchmark Result 1 GB'.H34:'XML Benchmark Result 1 GB'.H34"/>
          </chart:series>
          <chart:series chart:style-name="ch16" chart:values-cell-range-address="'XML Benchmark Result 1 GB'.I9:'XML Benchmark Result 1 GB'.I9" chart:label-cell-address="'XML Benchmark Result 1 GB'.I6:'XML Benchmark Result 1 GB'.I6" chart:class="chart:bar">
            <chart:data-point/>
            <loext:propertry-mapping loext:property="FillColor" loext:cell-range-address="'XML Benchmark Result 1 GB'.I34:'XML Benchmark Result 1 GB'.I34"/>
          </chart:series>
          <chart:series chart:style-name="ch17" chart:values-cell-range-address="'XML Benchmark Result 1 GB'.J9:'XML Benchmark Result 1 GB'.J9" chart:label-cell-address="'XML Benchmark Result 1 GB'.J6:'XML Benchmark Result 1 GB'.J6" chart:class="chart:bar">
            <chart:data-point/>
            <loext:propertry-mapping loext:property="FillColor" loext:cell-range-address="'XML Benchmark Result 1 GB'.J34:'XML Benchmark Result 1 GB'.J34"/>
          </chart:series>
          <chart:series chart:style-name="ch18" chart:values-cell-range-address="'XML Benchmark Result 1 GB'.K9:'XML Benchmark Result 1 GB'.K9" chart:label-cell-address="'XML Benchmark Result 1 GB'.K6:'XML Benchmark Result 1 GB'.K6" chart:class="chart:bar">
            <chart:data-point/>
            <loext:propertry-mapping loext:property="FillColor" loext:cell-range-address="'XML Benchmark Result 1 GB'.K34:'XML Benchmark Result 1 GB'.K34"/>
          </chart:series>
          <chart:series chart:style-name="ch19" chart:values-cell-range-address="'XML Benchmark Result 1 GB'.L9:'XML Benchmark Result 1 GB'.L9" chart:label-cell-address="'XML Benchmark Result 1 GB'.L6:'XML Benchmark Result 1 GB'.L6" chart:class="chart:bar">
            <chart:data-point/>
            <loext:propertry-mapping loext:property="FillColor" loext:cell-range-address="'XML Benchmark Result 1 GB'.L34:'XML Benchmark Result 1 GB'.L3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1 GB'.F6:'XML Benchmark Result 1 G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1 GB'.G6:'XML Benchmark Result 1 G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1 GB'.H6:'XML Benchmark Result 1 G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 (Iterable style)</text:p>
                <draw:g>
                  <svg:desc>'XML Benchmark Result 1 GB'.K6:'XML Benchmark Result 1 GB'.K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 (Iterable style)</text:p>
                <draw:g>
                  <svg:desc>'XML Benchmark Result 1 GB'.L6:'XML Benchmark Result 1 GB'.L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.3487">
                <text:p>7.3487</text:p>
                <draw:g>
                  <svg:desc>'XML Benchmark Result 1 GB'.C9:'XML Benchmark Result 1 GB'.C9</svg:desc>
                </draw:g>
              </table:table-cell>
              <table:table-cell office:value-type="float" office:value="16711680">
                <text:p>16711680</text:p>
                <draw:g>
                  <svg:desc>'XML Benchmark Result 1 GB'.C34:'XML Benchmark Result 1 GB'.C34</svg:desc>
                </draw:g>
              </table:table-cell>
              <table:table-cell office:value-type="float" office:value="5.911">
                <text:p>5.911</text:p>
                <draw:g>
                  <svg:desc>'XML Benchmark Result 1 GB'.D9:'XML Benchmark Result 1 GB'.D9</svg:desc>
                </draw:g>
              </table:table-cell>
              <table:table-cell office:value-type="float" office:value="16750848">
                <text:p>16750848</text:p>
                <draw:g>
                  <svg:desc>'XML Benchmark Result 1 GB'.D34:'XML Benchmark Result 1 GB'.D34</svg:desc>
                </draw:g>
              </table:table-cell>
              <table:table-cell office:value-type="float" office:value="5.2763">
                <text:p>5.2763</text:p>
                <draw:g>
                  <svg:desc>'XML Benchmark Result 1 GB'.E9:'XML Benchmark Result 1 GB'.E9</svg:desc>
                </draw:g>
              </table:table-cell>
              <table:table-cell office:value-type="float" office:value="15658496">
                <text:p>15658496</text:p>
                <draw:g>
                  <svg:desc>'XML Benchmark Result 1 GB'.E34:'XML Benchmark Result 1 GB'.E34</svg:desc>
                </draw:g>
              </table:table-cell>
              <table:table-cell office:value-type="float" office:value="10.2003">
                <text:p>10.2003</text:p>
                <draw:g>
                  <svg:desc>'XML Benchmark Result 1 GB'.F9:'XML Benchmark Result 1 GB'.F9</svg:desc>
                </draw:g>
              </table:table-cell>
              <table:table-cell office:value-type="float" office:value="11206400">
                <text:p>11206400</text:p>
                <draw:g>
                  <svg:desc>'XML Benchmark Result 1 GB'.F34:'XML Benchmark Result 1 GB'.F34</svg:desc>
                </draw:g>
              </table:table-cell>
              <table:table-cell office:value-type="float" office:value="7.6393">
                <text:p>7.6393</text:p>
                <draw:g>
                  <svg:desc>'XML Benchmark Result 1 GB'.G9:'XML Benchmark Result 1 GB'.G9</svg:desc>
                </draw:g>
              </table:table-cell>
              <table:table-cell office:value-type="float" office:value="65382">
                <text:p>65382</text:p>
                <draw:g>
                  <svg:desc>'XML Benchmark Result 1 GB'.G34:'XML Benchmark Result 1 GB'.G34</svg:desc>
                </draw:g>
              </table:table-cell>
              <table:table-cell office:value-type="float" office:value="7.315">
                <text:p>7.315</text:p>
                <draw:g>
                  <svg:desc>'XML Benchmark Result 1 GB'.H9:'XML Benchmark Result 1 GB'.H9</svg:desc>
                </draw:g>
              </table:table-cell>
              <table:table-cell office:value-type="float" office:value="65535">
                <text:p>65535</text:p>
                <draw:g>
                  <svg:desc>'XML Benchmark Result 1 GB'.H34:'XML Benchmark Result 1 GB'.H34</svg:desc>
                </draw:g>
              </table:table-cell>
              <table:table-cell office:value-type="float" office:value="8.4853">
                <text:p>8.4853</text:p>
                <draw:g>
                  <svg:desc>'XML Benchmark Result 1 GB'.I9:'XML Benchmark Result 1 GB'.I9</svg:desc>
                </draw:g>
              </table:table-cell>
              <table:table-cell office:value-type="float" office:value="26367">
                <text:p>26367</text:p>
                <draw:g>
                  <svg:desc>'XML Benchmark Result 1 GB'.I34:'XML Benchmark Result 1 GB'.I34</svg:desc>
                </draw:g>
              </table:table-cell>
              <table:table-cell office:value-type="float" office:value="8.9357">
                <text:p>8.9357</text:p>
                <draw:g>
                  <svg:desc>'XML Benchmark Result 1 GB'.J9:'XML Benchmark Result 1 GB'.J9</svg:desc>
                </draw:g>
              </table:table-cell>
              <table:table-cell office:value-type="float" office:value="10027263">
                <text:p>10027263</text:p>
                <draw:g>
                  <svg:desc>'XML Benchmark Result 1 GB'.J34:'XML Benchmark Result 1 GB'.J34</svg:desc>
                </draw:g>
              </table:table-cell>
              <table:table-cell office:value-type="float" office:value="9.0023">
                <text:p>9.0023</text:p>
                <draw:g>
                  <svg:desc>'XML Benchmark Result 1 GB'.K9:'XML Benchmark Result 1 GB'.K9</svg:desc>
                </draw:g>
              </table:table-cell>
              <table:table-cell office:value-type="float" office:value="14483711">
                <text:p>14483711</text:p>
                <draw:g>
                  <svg:desc>'XML Benchmark Result 1 GB'.K34:'XML Benchmark Result 1 GB'.K34</svg:desc>
                </draw:g>
              </table:table-cell>
              <table:table-cell office:value-type="float" office:value="9.1447">
                <text:p>9.1447</text:p>
                <draw:g>
                  <svg:desc>'XML Benchmark Result 1 GB'.L9:'XML Benchmark Result 1 GB'.L9</svg:desc>
                </draw:g>
              </table:table-cell>
              <table:table-cell office:value-type="float" office:value="16711799">
                <text:p>16711799</text:p>
                <draw:g>
                  <svg:desc>'XML Benchmark Result 1 GB'.L34:'XML Benchmark Result 1 GB'.L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39cm" svg:y="0.316cm" chart:style-name="ch2">
          <text:p>Memory Consumption without GC (1 GB XML)</text:p>
        </chart:title>
        <chart:legend chart:legend-position="end" svg:x="13.471cm" svg:y="3.205cm" style:legend-expansion="high" chart:style-name="ch3"/>
        <chart:plot-area chart:style-name="ch4" table:cell-range-address="'XML Benchmark Result 1 GB'.B10:'XML Benchmark Result 1 GB'.E20 'XML Benchmark Result 1 GB'.C6:'XML Benchmark Result 1 GB'.E6 'XML Benchmark Result 1 GB'.I6:'XML Benchmark Result 1 GB'.J6 'XML Benchmark Result 1 GB'.I10:'XML Benchmark Result 1 G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1 GB'.C10:'XML Benchmark Result 1 GB'.C20" chart:label-cell-address="'XML Benchmark Result 1 GB'.C6:'XML Benchmark Result 1 GB'.C6" chart:class="chart:scatter">
            <chart:domain table:cell-range-address="'XML Benchmark Result 1 GB'.B10:'XML Benchmark Result 1 GB'.B20"/>
            <chart:data-point chart:repeated="11"/>
          </chart:series>
          <chart:series chart:style-name="ch11" chart:values-cell-range-address="'XML Benchmark Result 1 GB'.D10:'XML Benchmark Result 1 GB'.D20" chart:label-cell-address="'XML Benchmark Result 1 GB'.D6:'XML Benchmark Result 1 GB'.D6" chart:class="chart:scatter">
            <chart:data-point chart:repeated="11"/>
          </chart:series>
          <chart:series chart:style-name="ch12" chart:values-cell-range-address="'XML Benchmark Result 1 GB'.E10:'XML Benchmark Result 1 GB'.E20" chart:label-cell-address="'XML Benchmark Result 1 GB'.E6:'XML Benchmark Result 1 GB'.E6" chart:class="chart:scatter">
            <chart:data-point chart:repeated="11"/>
          </chart:series>
          <chart:series chart:style-name="ch13" chart:values-cell-range-address="'XML Benchmark Result 1 GB'.I10:'XML Benchmark Result 1 GB'.I20" chart:label-cell-address="'XML Benchmark Result 1 GB'.I6:'XML Benchmark Result 1 GB'.I6" chart:class="chart:scatter">
            <chart:data-point chart:repeated="11"/>
          </chart:series>
          <chart:series chart:style-name="ch14" chart:values-cell-range-address="'XML Benchmark Result 1 GB'.J10:'XML Benchmark Result 1 GB'.J20" chart:label-cell-address="'XML Benchmark Result 1 GB'.J6:'XML Benchmark Result 1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1 GB'.B10:'XML Benchmark Result 1 GB'.B20</svg:desc>
                </draw:g>
              </table:table-cell>
              <table:table-cell office:value-type="float" office:value="0.4987">
                <text:p>0.4987</text:p>
                <draw:g>
                  <svg:desc>'XML Benchmark Result 1 GB'.C10:'XML Benchmark Result 1 GB'.C20</svg:desc>
                </draw:g>
              </table:table-cell>
              <table:table-cell office:value-type="float" office:value="0.4647">
                <text:p>0.4647</text:p>
                <draw:g>
                  <svg:desc>'XML Benchmark Result 1 GB'.D10:'XML Benchmark Result 1 GB'.D20</svg:desc>
                </draw:g>
              </table:table-cell>
              <table:table-cell office:value-type="float" office:value="0.5333">
                <text:p>0.5333</text:p>
                <draw:g>
                  <svg:desc>'XML Benchmark Result 1 GB'.E10:'XML Benchmark Result 1 GB'.E20</svg:desc>
                </draw:g>
              </table:table-cell>
              <table:table-cell office:value-type="float" office:value="0.47">
                <text:p>0.47</text:p>
                <draw:g>
                  <svg:desc>'XML Benchmark Result 1 GB'.I10:'XML Benchmark Result 1 GB'.I20</svg:desc>
                </draw:g>
              </table:table-cell>
              <table:table-cell office:value-type="float" office:value="0.9242">
                <text:p>0.9242</text:p>
                <draw:g>
                  <svg:desc>'XML Benchmark Result 1 GB'.J10:'XML Benchmark Result 1 G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7.7552">
                <text:p>17.7552</text:p>
              </table:table-cell>
              <table:table-cell office:value-type="float" office:value="7.1178">
                <text:p>7.1178</text:p>
              </table:table-cell>
              <table:table-cell office:value-type="float" office:value="12.906">
                <text:p>12.906</text:p>
              </table:table-cell>
              <table:table-cell office:value-type="float" office:value="9.0834">
                <text:p>9.0834</text:p>
              </table:table-cell>
              <table:table-cell office:value-type="float" office:value="16.8421">
                <text:p>16.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1849">
                <text:p>11.1849</text:p>
              </table:table-cell>
              <table:table-cell office:value-type="float" office:value="13.7005">
                <text:p>13.7005</text:p>
              </table:table-cell>
              <table:table-cell office:value-type="float" office:value="23.155">
                <text:p>23.155</text:p>
              </table:table-cell>
              <table:table-cell office:value-type="float" office:value="17.5022">
                <text:p>17.5022</text:p>
              </table:table-cell>
              <table:table-cell office:value-type="float" office:value="30.1203">
                <text:p>30.1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5196">
                <text:p>3.5196</text:p>
              </table:table-cell>
              <table:table-cell office:value-type="float" office:value="18.881">
                <text:p>18.881</text:p>
              </table:table-cell>
              <table:table-cell office:value-type="float" office:value="18.5155">
                <text:p>18.5155</text:p>
              </table:table-cell>
              <table:table-cell office:value-type="float" office:value="1.0727">
                <text:p>1.0727</text:p>
              </table:table-cell>
              <table:table-cell office:value-type="float" office:value="30.0917">
                <text:p>30.0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.3091">
                <text:p>22.3091</text:p>
              </table:table-cell>
              <table:table-cell office:value-type="float" office:value="4.7808">
                <text:p>4.7808</text:p>
              </table:table-cell>
              <table:table-cell office:value-type="float" office:value="15.7068">
                <text:p>15.7068</text:p>
              </table:table-cell>
              <table:table-cell office:value-type="float" office:value="11.4129">
                <text:p>11.4129</text:p>
              </table:table-cell>
              <table:table-cell office:value-type="float" office:value="22.0243">
                <text:p>22.0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8.2671">
                <text:p>18.2671</text:p>
              </table:table-cell>
              <table:table-cell office:value-type="float" office:value="14.1808">
                <text:p>14.1808</text:p>
              </table:table-cell>
              <table:table-cell office:value-type="float" office:value="13.5788">
                <text:p>13.5788</text:p>
              </table:table-cell>
              <table:table-cell office:value-type="float" office:value="21.3011">
                <text:p>21.3011</text:p>
              </table:table-cell>
              <table:table-cell office:value-type="float" office:value="30.1681">
                <text:p>30.1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.3975">
                <text:p>13.3975</text:p>
              </table:table-cell>
              <table:table-cell office:value-type="float" office:value="23.5964">
                <text:p>23.5964</text:p>
              </table:table-cell>
              <table:table-cell office:value-type="float" office:value="18.598">
                <text:p>18.598</text:p>
              </table:table-cell>
              <table:table-cell office:value-type="float" office:value="7.7153">
                <text:p>7.7153</text:p>
              </table:table-cell>
              <table:table-cell office:value-type="float" office:value="26.8813">
                <text:p>26.8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.05">
                <text:p>8.05</text:p>
              </table:table-cell>
              <table:table-cell office:value-type="float" office:value="8.2328">
                <text:p>8.2328</text:p>
              </table:table-cell>
              <table:table-cell office:value-type="float" office:value="13.0466">
                <text:p>13.0466</text:p>
              </table:table-cell>
              <table:table-cell office:value-type="float" office:value="16.6485">
                <text:p>16.6485</text:p>
              </table:table-cell>
              <table:table-cell office:value-type="float" office:value="15.3223">
                <text:p>15.3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2845">
                <text:p>2.2845</text:p>
              </table:table-cell>
              <table:table-cell office:value-type="float" office:value="16.0663">
                <text:p>16.0663</text:p>
              </table:table-cell>
              <table:table-cell office:value-type="float" office:value="12.56">
                <text:p>12.56</text:p>
              </table:table-cell>
              <table:table-cell office:value-type="float" office:value="2.5686">
                <text:p>2.5686</text:p>
              </table:table-cell>
              <table:table-cell office:value-type="float" office:value="14.0064">
                <text:p>14.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5.4445">
                <text:p>15.4445</text:p>
              </table:table-cell>
              <table:table-cell office:value-type="float" office:value="5.7468">
                <text:p>5.7468</text:p>
              </table:table-cell>
              <table:table-cell office:value-type="float" office:value="10.4511">
                <text:p>10.4511</text:p>
              </table:table-cell>
              <table:table-cell office:value-type="float" office:value="16.1884">
                <text:p>16.1884</text:p>
              </table:table-cell>
              <table:table-cell office:value-type="float" office:value="31.0331">
                <text:p>31.0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9511">
                <text:p>17.9511</text:p>
              </table:table-cell>
              <table:table-cell office:value-type="float" office:value="13.7267">
                <text:p>13.7267</text:p>
              </table:table-cell>
              <table:table-cell office:value-type="float" office:value="14.1163">
                <text:p>14.1163</text:p>
              </table:table-cell>
              <table:table-cell office:value-type="float" office:value="1.634">
                <text:p>1.634</text:p>
              </table:table-cell>
              <table:table-cell office:value-type="float" office:value="19.9115">
                <text:p>19.9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644cm" svg:y="0.316cm" chart:style-name="ch2">
          <text:p>Memory Consumption with GC (1 GB XML)</text:p>
        </chart:title>
        <chart:legend chart:legend-position="end" svg:x="13.471cm" svg:y="3.205cm" style:legend-expansion="high" chart:style-name="ch3"/>
        <chart:plot-area chart:style-name="ch4" table:cell-range-address="'XML Benchmark Result 1 GB'.B21:'XML Benchmark Result 1 GB'.E31 'XML Benchmark Result 1 GB'.C6:'XML Benchmark Result 1 GB'.E6 'XML Benchmark Result 1 GB'.I6:'XML Benchmark Result 1 GB'.J6 'XML Benchmark Result 1 GB'.I21:'XML Benchmark Result 1 GB'.J31" chart:data-source-has-labels="row" svg:x="1.411cm" svg:y="1.275cm" svg:width="11.66cm" svg:height="6.565cm">
          <chart:coordinate-region svg:x="2.509cm" svg:y="1.474cm" svg:width="10.071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1 GB'.C21:'XML Benchmark Result 1 GB'.C31" chart:label-cell-address="'XML Benchmark Result 1 GB'.C6:'XML Benchmark Result 1 GB'.C6" chart:class="chart:scatter">
            <chart:domain table:cell-range-address="'XML Benchmark Result 1 GB'.B21:'XML Benchmark Result 1 GB'.B31"/>
            <chart:data-point chart:repeated="11"/>
          </chart:series>
          <chart:series chart:style-name="ch11" chart:values-cell-range-address="'XML Benchmark Result 1 GB'.D21:'XML Benchmark Result 1 GB'.D31" chart:label-cell-address="'XML Benchmark Result 1 GB'.D6:'XML Benchmark Result 1 GB'.D6" chart:class="chart:scatter">
            <chart:data-point chart:repeated="11"/>
          </chart:series>
          <chart:series chart:style-name="ch12" chart:values-cell-range-address="'XML Benchmark Result 1 GB'.E21:'XML Benchmark Result 1 GB'.E31" chart:label-cell-address="'XML Benchmark Result 1 GB'.E6:'XML Benchmark Result 1 GB'.E6" chart:class="chart:scatter">
            <chart:data-point chart:repeated="11"/>
          </chart:series>
          <chart:series chart:style-name="ch13" chart:values-cell-range-address="'XML Benchmark Result 1 GB'.I21:'XML Benchmark Result 1 GB'.I31" chart:label-cell-address="'XML Benchmark Result 1 GB'.I6:'XML Benchmark Result 1 GB'.I6" chart:class="chart:scatter">
            <chart:data-point chart:repeated="11"/>
          </chart:series>
          <chart:series chart:style-name="ch14" chart:values-cell-range-address="'XML Benchmark Result 1 GB'.J21:'XML Benchmark Result 1 GB'.J31" chart:label-cell-address="'XML Benchmark Result 1 GB'.J6:'XML Benchmark Result 1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1 GB'.B21:'XML Benchmark Result 1 GB'.B31</svg:desc>
                </draw:g>
              </table:table-cell>
              <table:table-cell office:value-type="float" office:value="0.0102">
                <text:p>0.0102</text:p>
                <draw:g>
                  <svg:desc>'XML Benchmark Result 1 GB'.C21:'XML Benchmark Result 1 GB'.C31</svg:desc>
                </draw:g>
              </table:table-cell>
              <table:table-cell office:value-type="float" office:value="0.0017">
                <text:p>0.0017</text:p>
                <draw:g>
                  <svg:desc>'XML Benchmark Result 1 GB'.D21:'XML Benchmark Result 1 GB'.D31</svg:desc>
                </draw:g>
              </table:table-cell>
              <table:table-cell office:value-type="float" office:value="0.0016">
                <text:p>0.0016</text:p>
                <draw:g>
                  <svg:desc>'XML Benchmark Result 1 GB'.E21:'XML Benchmark Result 1 GB'.E31</svg:desc>
                </draw:g>
              </table:table-cell>
              <table:table-cell office:value-type="float" office:value="0.0139">
                <text:p>0.0139</text:p>
                <draw:g>
                  <svg:desc>'XML Benchmark Result 1 GB'.I21:'XML Benchmark Result 1 GB'.I31</svg:desc>
                </draw:g>
              </table:table-cell>
              <table:table-cell office:value-type="float" office:value="0.0137">
                <text:p>0.0137</text:p>
                <draw:g>
                  <svg:desc>'XML Benchmark Result 1 GB'.J21:'XML Benchmark Result 1 G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9">
                <text:p>0.0139</text:p>
              </table:table-cell>
              <table:table-cell office:value-type="float" office:value="0.0034">
                <text:p>0.0034</text:p>
              </table:table-cell>
              <table:table-cell office:value-type="float" office:value="0.0042">
                <text:p>0.0042</text:p>
              </table:table-cell>
              <table:table-cell office:value-type="float" office:value="0.0273">
                <text:p>0.027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2">
                <text:p>0.0042</text:p>
              </table:table-cell>
              <table:table-cell office:value-type="float" office:value="0.0276">
                <text:p>0.0276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6">
                <text:p>0.0276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39">
                <text:p>0.0139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5">
                <text:p>0.0275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4">
                <text:p>0.0274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6">
                <text:p>0.0296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1">
                <text:p>0.0141</text:p>
              </table:table-cell>
              <table:table-cell office:value-type="float" office:value="0.0037">
                <text:p>0.0037</text:p>
              </table:table-cell>
              <table:table-cell office:value-type="float" office:value="0.0046">
                <text:p>0.0046</text:p>
              </table:table-cell>
              <table:table-cell office:value-type="float" office:value="0.0292">
                <text:p>0.0292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3">
                <text:p>0.0293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6">
                <text:p>0.0296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4">
                <text:p>0.0044</text:p>
              </table:table-cell>
              <table:table-cell office:value-type="float" office:value="0.0298">
                <text:p>0.0298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